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38ed" officeooo:paragraph-rsid="000238ed"/>
    </style:style>
    <style:style style:name="P2" style:family="paragraph" style:parent-style-name="Standard">
      <style:text-properties officeooo:rsid="000238ed" officeooo:paragraph-rsid="00047f88"/>
    </style:style>
    <style:style style:name="P3" style:family="paragraph" style:parent-style-name="Standard">
      <style:text-properties officeooo:rsid="000238ed" officeooo:paragraph-rsid="0005cfdd"/>
    </style:style>
    <style:style style:name="P4" style:family="paragraph" style:parent-style-name="Standard">
      <style:text-properties officeooo:rsid="000238ed" officeooo:paragraph-rsid="00078509"/>
    </style:style>
    <style:style style:name="P5" style:family="paragraph" style:parent-style-name="Standard">
      <style:text-properties officeooo:rsid="000238ed" officeooo:paragraph-rsid="0007e261"/>
    </style:style>
    <style:style style:name="P6" style:family="paragraph" style:parent-style-name="Standard">
      <style:text-properties officeooo:rsid="000238ed" officeooo:paragraph-rsid="0009eea1"/>
    </style:style>
    <style:style style:name="P7" style:family="paragraph" style:parent-style-name="Standard">
      <style:text-properties officeooo:rsid="000238ed" officeooo:paragraph-rsid="000aa704"/>
    </style:style>
    <style:style style:name="T1" style:family="text">
      <style:text-properties fo:color="#800000"/>
    </style:style>
    <style:style style:name="T2" style:family="text">
      <style:text-properties fo:color="#800000" officeooo:rsid="0003d2a8"/>
    </style:style>
    <style:style style:name="T3" style:family="text">
      <style:text-properties fo:color="#800000" officeooo:rsid="0009eea1"/>
    </style:style>
    <style:style style:name="T4" style:family="text">
      <style:text-properties fo:color="#800000" officeooo:rsid="000aa704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05e7bf"/>
    </style:style>
    <style:style style:name="T7" style:family="text">
      <style:text-properties style:use-window-font-color="true" officeooo:rsid="0007e261"/>
    </style:style>
    <style:style style:name="T8" style:family="text">
      <style:text-properties fo:color="#990000"/>
    </style:style>
    <style:style style:name="T9" style:family="text">
      <style:text-properties fo:color="#990000" officeooo:rsid="0005e4cf"/>
    </style:style>
    <style:style style:name="T10" style:family="text">
      <style:text-properties fo:color="#990000" officeooo:rsid="0005e7bf"/>
    </style:style>
    <style:style style:name="T11" style:family="text">
      <style:text-properties fo:color="#990000" officeooo:rsid="00078509"/>
    </style:style>
    <style:style style:name="T12" style:family="text">
      <style:text-properties fo:color="#990000" officeooo:rsid="0007e261"/>
    </style:style>
    <style:style style:name="T13" style:family="text">
      <style:text-properties fo:color="#990000" officeooo:rsid="000832c9"/>
    </style:style>
    <style:style style:name="T14" style:family="text">
      <style:text-properties fo:color="#990000" officeooo:rsid="0009eea1"/>
    </style:style>
    <style:style style:name="T15" style:family="text">
      <style:text-properties fo:color="#990000" officeooo:rsid="000aa704"/>
    </style:style>
    <style:style style:name="T16" style:family="text">
      <style:text-properties officeooo:rsid="0007e261"/>
    </style:style>
    <style:style style:name="T17" style:family="text">
      <style:text-properties officeooo:rsid="0009e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Y</text:p>
      <text:p text:style-name="P1"/>
      <text:p text:style-name="P1">En tant que &lt;role&gt;</text:p>
      <text:p text:style-name="P1">Je peux &lt;action&gt;</text:p>
      <text:p text:style-name="P1">Afin de &lt;résultat&gt;</text:p>
      <text:p text:style-name="P1"/>
      <text:p text:style-name="P1">En tant que <text:span text:style-name="T1">role</text:span></text:p>
      <text:p text:style-name="P1">Je peux <text:span text:style-name="T1">action</text:span></text:p>
      <text:p text:style-name="P1">Afin de <text:span text:style-name="T1">résultat</text:span></text:p>
      <text:p text:style-name="P1"/>
      <text:p text:style-name="P1">En tant qu’<text:span text:style-name="T1">utilisateur</text:span></text:p>
      <text:p text:style-name="P1">Je peux <text:span text:style-name="T1">me </text:span><text:span text:style-name="T8">connecter</text:span><text:span text:style-name="T1"> sur le site</text:span></text:p>
      <text:p text:style-name="P1">Afin d’<text:span text:style-name="T1">utiliser les services du site</text:span></text:p>
      <text:p text:style-name="P1"/>
      <text:p text:style-name="P1">En tant que <text:span text:style-name="T8">nouvel</text:span> <text:span text:style-name="T8">utilisateur</text:span></text:p>
      <text:p text:style-name="P1">Je peux <text:span text:style-name="T1">m’inscrire sur le site</text:span></text:p>
      <text:p text:style-name="P1">Afin d’<text:span text:style-name="T1">être capable de me connecter</text:span></text:p>
      <text:p text:style-name="P1"/>
      <text:p text:style-name="P1">En tant qu’<text:span text:style-name="T1">utilisateur</text:span></text:p>
      <text:p text:style-name="P1">Je peux <text:span text:style-name="T1">créer une question</text:span></text:p>
      <text:p text:style-name="P1">Afin de <text:span text:style-name="T1">la partager sur le site</text:span></text:p>
      <text:p text:style-name="P1"><text:span text:style-name="T1"/></text:p>
      <text:p text:style-name="P4">En tant qu’<text:span text:style-name="T8">utilisateur</text:span></text:p>
      <text:p text:style-name="P4">Je peux <text:span text:style-name="T11">modifier une question que j’ai créé</text:span></text:p>
      <text:p text:style-name="P4"><text:span text:style-name="T5">Afin de </text:span><text:span text:style-name="T11">corriger une erreur</text:span></text:p>
      <text:p text:style-name="P4"><text:span text:style-name="T8"/></text:p>
      <text:p text:style-name="P4">En tant qu’<text:span text:style-name="T8">utilisateur</text:span></text:p>
      <text:p text:style-name="P4">Je peux <text:span text:style-name="T11">supprimer une question que j’ai créé</text:span></text:p>
      <text:p text:style-name="P4"><text:span text:style-name="T5">Afin de </text:span><text:span text:style-name="T11">ne plus l’afficher sur le site</text:span></text:p>
      <text:p text:style-name="P1"/>
      <text:p text:style-name="P1">En tant qu’<text:span text:style-name="T1">utilisateur</text:span></text:p>
      <text:p text:style-name="P1">Je peux <text:span text:style-name="T1">rechercher une question</text:span></text:p>
      <text:p text:style-name="P1">Afin de <text:span text:style-name="T1">l’ajouter à mon questionnaire</text:span></text:p>
      <text:p text:style-name="P1"><text:span text:style-name="T1"/></text:p>
      <text:p text:style-name="P1">En tant qu’<text:span text:style-name="T1">utilisateur</text:span></text:p>
      <text:p text:style-name="P1">Je peux <text:span text:style-name="T1">noter une question</text:span></text:p>
      <text:p text:style-name="P1"><text:span text:style-name="T5">Afin de</text:span><text:span text:style-name="T1"> d’améliorer le référencement de la question</text:span></text:p>
      <text:p text:style-name="P1"><text:span text:style-name="T1"/></text:p>
      <text:p text:style-name="P1">En tant qu’<text:span text:style-name="T8">utilisateur</text:span></text:p>
      <text:p text:style-name="P1">Je peux <text:span text:style-name="T1">commenter une question</text:span></text:p>
      <text:p text:style-name="P1"><text:span text:style-name="T5">Afin de</text:span><text:span text:style-name="T1"> donner mon avis sur celle-ci</text:span></text:p>
      <text:p text:style-name="P1"><text:span text:style-name="T1"/></text:p>
      <text:p text:style-name="P1">En tant qu’<text:span text:style-name="T8">utilisateur</text:span></text:p>
      <text:p text:style-name="P1">Je peux <text:span text:style-name="T8">accéder</text:span><text:span text:style-name="T1"> aux dernières questions crées par les utilisateurs</text:span></text:p>
      <text:p text:style-name="P1"><text:span text:style-name="T5">Afin de</text:span><text:span text:style-name="T1"> </text:span><text:span text:style-name="T2">consulter les dernières nouveautés de questions</text:span><text:span text:style-name="T1"> </text:span></text:p>
      <text:p text:style-name="P1"><text:span text:style-name="T1"/></text:p>
      <text:p text:style-name="P2">En tant qu’<text:span text:style-name="T8">utilisateur</text:span></text:p>
      <text:p text:style-name="P2">Je peux <text:span text:style-name="T9">accéder aux questions que j’ai créé</text:span></text:p>
      <text:p text:style-name="P2"><text:span text:style-name="T5">Afin de </text:span><text:span text:style-name="T9">consulter, modifier ou supprimer celles-ci</text:span></text:p>
      <text:p text:style-name="P2"><text:soft-page-break/><text:span text:style-name="T8"/></text:p>
      <text:p text:style-name="P3">En tant qu’<text:span text:style-name="T8">utilisateur</text:span></text:p>
      <text:p text:style-name="P3">Je peux <text:span text:style-name="T10">créer un questionnaire</text:span></text:p>
      <text:p text:style-name="P3"><text:span text:style-name="T5">Afin de </text:span><text:span text:style-name="T10">stocker les questions</text:span></text:p>
      <text:p text:style-name="P3"><text:span text:style-name="T10"/></text:p>
      <text:p text:style-name="P5">En tant qu’<text:span text:style-name="T8">utilisateur</text:span></text:p>
      <text:p text:style-name="P5">Je peu<text:span text:style-name="T16">x</text:span><text:span text:style-name="T10"> </text:span><text:span text:style-name="T12">modifier </text:span><text:span text:style-name="T10">un questionnaire</text:span></text:p>
      <text:p text:style-name="P5"><text:span text:style-name="T6">Afin de</text:span><text:span text:style-name="T10"> </text:span><text:span text:style-name="T12">corriger les erreurs dans celui-ci</text:span></text:p>
      <text:p text:style-name="P5"><text:span text:style-name="T12"/></text:p>
      <text:p text:style-name="P6">En tant qu’<text:span text:style-name="T1">utilisateur</text:span></text:p>
      <text:p text:style-name="P6">Je peux <text:span text:style-name="T14">ajouter</text:span><text:span text:style-name="T17"> </text:span><text:span text:style-name="T1">une question à </text:span><text:span text:style-name="T4">l</text:span><text:span text:style-name="T14">’un de mes questionnaire</text:span></text:p>
      <text:p text:style-name="P7">Afin de <text:span text:style-name="T11">constituer</text:span><text:span text:style-name="T14"> </text:span><text:span text:style-name="T15">celui-ci</text:span></text:p>
      <text:p text:style-name="P6"><text:span text:style-name="T8"/></text:p>
      <text:p text:style-name="P6">En tant qu’<text:span text:style-name="T8">utilisateur</text:span></text:p>
      <text:p text:style-name="P6">Je peux <text:span text:style-name="T11">supprimer une question à </text:span><text:span text:style-name="T15">l</text:span><text:span text:style-name="T14">’un de mes questionnaire</text:span></text:p>
      <text:p text:style-name="P6"><text:span text:style-name="T7">Afin de </text:span><text:span text:style-name="T14">modifier mon questionnaire</text:span></text:p>
      <text:p text:style-name="P5"><text:span text:style-name="T10"/></text:p>
      <text:p text:style-name="P5">En tant qu’<text:span text:style-name="T8">utilisateur</text:span></text:p>
      <text:p text:style-name="P5">Je peux<text:span text:style-name="T10"> </text:span><text:span text:style-name="T13">supprimer </text:span><text:span text:style-name="T10">un questionnaire</text:span></text:p>
      <text:p text:style-name="P5"><text:span text:style-name="T6">Afin de </text:span><text:span text:style-name="T13">ne plus l’afficher sur le site</text:span></text:p>
      <text:p text:style-name="P1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57:13.150602100</meta:creation-date>
    <dc:date>2018-05-14T16:32:42.815317685</dc:date>
    <meta:editing-duration>PT23M43S</meta:editing-duration>
    <meta:editing-cycles>12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52" meta:word-count="268" meta:character-count="1595" meta:non-whitespace-character-count="1378"/>
  </office:meta>
</office:document-meta>
</file>